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D0000008DEECD29CDC719B986.png" manifest:media-type="image/png"/>
  <manifest:file-entry manifest:full-path="Pictures/10000201000000E2000000E2887A09A5033691D3.png" manifest:media-type="image/png"/>
  <manifest:file-entry manifest:full-path="Pictures/100002010000008D0000008D11434A823C08A080.png" manifest:media-type="image/png"/>
  <manifest:file-entry manifest:full-path="Pictures/100002010000008D0000008D712649FE3A1E9236.png" manifest:media-type="image/png"/>
  <manifest:file-entry manifest:full-path="Pictures/100002010000008D0000008D8EA82AB1C10F8B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457in" svg:y="0.0102in" svg:width="3.3091in" svg:height="3.4535in" draw:z-index="0"><draw:image xlink:href="Pictures/10000201000000E2000000E2887A09A5033691D3.png" xlink:type="simple" xlink:show="embed" xlink:actuate="onLoad"/></draw:frame><draw:frame draw:style-name="fr1" draw:name="Image2" text:anchor-type="paragraph" svg:x="0.3701in" svg:y="4.198in" svg:width="1.4689in" svg:height="1.4689in" draw:z-index="1"><draw:image xlink:href="Pictures/100002010000008D0000008D11434A823C08A080.png" xlink:type="simple" xlink:show="embed" xlink:actuate="onLoad"/></draw:frame><draw:frame draw:style-name="fr1" draw:name="Image3" text:anchor-type="paragraph" svg:x="2.2555in" svg:y="4.198in" svg:width="1.4689in" svg:height="1.4689in" draw:z-index="2"><draw:image xlink:href="Pictures/100002010000008D0000008D712649FE3A1E9236.png" xlink:type="simple" xlink:show="embed" xlink:actuate="onLoad"/></draw:frame><draw:frame draw:style-name="fr1" draw:name="Image4" text:anchor-type="paragraph" svg:x="5.9118in" svg:y="2.2917in" svg:width="1.4689in" svg:height="1.4689in" draw:z-index="3"><draw:image xlink:href="Pictures/100002010000008D0000008D8EA82AB1C10F8B30.png" xlink:type="simple" xlink:show="embed" xlink:actuate="onLoad"/></draw:frame><draw:frame draw:style-name="fr1" draw:name="Image5" text:anchor-type="paragraph" svg:x="5.8909in" svg:y="4.1665in" svg:width="1.4689in" svg:height="1.4689in" draw:z-index="4"><draw:image xlink:href="Pictures/100002010000008D0000008DEECD29CDC719B986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13M54S</meta:editing-duration>
    <meta:editing-cycles>8</meta:editing-cycles>
    <meta:generator>LibreOffice/5.2.7.2$Linux_X86_64 LibreOffice_project/20m0$Build-2</meta:generator>
    <dc:date>2018-07-27T14:53:21.209118482</dc:date>
    <meta:document-statistic meta:table-count="0" meta:image-count="5" meta:object-count="0" meta:page-count="1" meta:paragraph-count="1" meta:word-count="0" meta:character-count="1" meta:non-whitespace-character-count="0"/>
  </office:meta>
</office:document-meta>
</file>